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453b" officeooo:paragraph-rsid="001e453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 text</text:p>
      <text:p text:style-name="P1"/>
      <text:p text:style-name="P1"/>
      <text:p text:style-name="P1"><draw:frame draw:style-name="fr1" draw:name="Object1" text:anchor-type="char" svg:x="0.492cm" svg:y="1.071cm" svg:width="16.699cm" svg:height="7.92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07:37:01.455595716</meta:creation-date>
    <dc:date>2024-04-16T07:39:53.248510560</dc:date>
    <meta:editing-duration>PT2M52S</meta:editing-duration>
    <meta:editing-cycles>1</meta:editing-cycles>
    <meta:document-statistic meta:table-count="0" meta:image-count="0" meta:object-count="1" meta:page-count="1" meta:paragraph-count="1" meta:word-count="2" meta:character-count="9" meta:non-whitespace-character-count="8"/>
    <meta:generator>LibreOffice/24.2.0.3$MacOSX_AARCH64 LibreOffice_project/da48488a73ddd66ea24cf16bbc4f7b9c08e9bea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98cm" svg:height="7.928cm" xlink:href="." xlink:type="simple" chart:class="chart:bar" chart:style-name="ch1">
        <chart:legend chart:legend-position="end" svg:x="14.438cm" svg:y="3.413cm" style:legend-expansion="high" chart:style-name="ch2"/>
        <chart:plot-area chart:style-name="ch3" chart:data-source-has-labels="both" svg:x="0.333cm" svg:y="0.158cm" svg:width="13.772cm" svg:height="7.612cm">
          <chart:coordinate-region svg:x="1.172cm" svg:y="0.359cm" svg:width="12.933cm" svg:height="6.76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" chart:label-cell-address="local-table.$C$1" chart:class="chart:bar">
            <chart:data-point/>
            <chart:data-point chart:style-name="ch8"/>
            <chart:data-point chart:repeated="2"/>
          </chart:series>
          <chart:series chart:style-name="ch9" chart:values-cell-range-address="local-table.$D$2:.$D$5" chart:label-cell-address="local-table.$D$1" chart:class="chart:bar">
            <chart:data-point/>
            <chart:data-point chart:style-name="ch8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NaN">
                <text:p>NaN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